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Cabrion" svg:font-family="Cabrio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9933" style:font-name="Cabrion" fo:font-size="18pt" fo:font-weight="bold" officeooo:rsid="000eb1d1" officeooo:paragraph-rsid="000eb1d1" style:font-size-asian="18pt" style:font-weight-asian="bold" style:font-size-complex="18pt" style:font-weight-complex="bold"/>
    </style:style>
    <style:style style:name="P2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Cabrion" fo:font-size="18pt" fo:font-weight="bold" officeooo:rsid="000eb1d1" officeooo:paragraph-rsid="000eb1d1" style:font-size-asian="18pt" style:font-weight-asian="bold" style:font-size-complex="18pt" style:font-weight-complex="bold"/>
    </style:style>
    <style:style style:name="P3" style:family="paragraph" style:parent-style-name="Standard">
      <loext:graphic-properties draw:fill="solid" draw:fill-color="#ffcc99" draw:opacity="100%"/>
      <style:paragraph-properties fo:margin-top="0cm" fo:margin-bottom="0cm" loext:contextual-spacing="false" fo:line-height="100%" fo:text-align="start" style:justify-single-word="false" fo:background-color="#ffcc99"/>
      <style:text-properties style:font-name="Cabrion" fo:font-size="18pt" fo:font-weight="bold" officeooo:rsid="000eb1d1" officeooo:paragraph-rsid="000eb1d1" style:font-size-asian="18pt" style:font-weight-asian="bold" style:font-size-complex="18pt" style:font-weight-complex="bold"/>
    </style:style>
    <style:style style:name="P4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style:font-name="Cabrion" fo:font-size="12pt" fo:font-weight="normal" officeooo:rsid="000eb1d1" officeooo:paragraph-rsid="000eb1d1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ff950e" style:font-name="Cabrion" fo:font-size="18pt" fo:font-weight="bold" officeooo:rsid="000eb1d1" officeooo:paragraph-rsid="000eb1d1" style:font-size-asian="18pt" style:font-weight-asian="bold" style:font-size-complex="18pt" style:font-weight-complex="bold"/>
    </style:style>
    <style:style style:name="P6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7e0021" style:font-name="Cabrion" fo:font-size="18pt" fo:font-weight="bold" officeooo:rsid="000eb1d1" officeooo:paragraph-rsid="001436a8" fo:background-color="transparent" style:font-size-asian="18pt" style:font-weight-asian="bold" style:font-size-complex="18pt" style:font-weight-complex="bold"/>
    </style:style>
    <style:style style:name="P7" style:family="paragraph" style:parent-style-name="Standard">
      <loext:graphic-properties draw:fill="solid" draw:fill-color="#ffcc99" draw:opacity="100%"/>
      <style:paragraph-properties fo:margin-top="0cm" fo:margin-bottom="0cm" loext:contextual-spacing="false" fo:line-height="100%" fo:text-align="start" style:justify-single-word="false" fo:background-color="#ffcc99"/>
      <style:text-properties fo:color="#9933ff" style:font-name="Cabrion" fo:font-size="18pt" fo:font-weight="bold" officeooo:rsid="000eb1d1" officeooo:paragraph-rsid="000eb1d1" style:font-size-asian="18pt" style:font-weight-asian="bold" style:font-size-complex="18pt" style:font-weight-complex="bold"/>
    </style:style>
    <style:style style:name="P8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ff0000" style:font-name="Cabrion" fo:font-size="18pt" fo:font-weight="bold" officeooo:rsid="000eb1d1" officeooo:paragraph-rsid="001436a8" style:font-size-asian="18pt" style:font-weight-asian="bold" style:font-size-complex="18pt" style:font-weight-complex="bold"/>
    </style:style>
    <style:style style:name="P9" style:family="paragraph" style:parent-style-name="Standard">
      <loext:graphic-properties draw:fill="solid" draw:fill-color="#ffd320" draw:opacity="100%"/>
      <style:paragraph-properties fo:margin-top="0cm" fo:margin-bottom="0cm" loext:contextual-spacing="false" fo:line-height="100%" fo:text-align="center" style:justify-single-word="false" fo:background-color="#ffd320"/>
      <style:text-properties fo:color="#ff0000" style:font-name="Cabrion" fo:font-size="32pt" fo:font-weight="bold" officeooo:rsid="000eb1d1" officeooo:paragraph-rsid="000eb1d1" fo:background-color="transparent" style:font-size-asian="32pt" style:font-weight-asian="bold" style:font-size-complex="32pt" style:font-weight-complex="bold"/>
    </style:style>
    <style:style style:name="P10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00cc" style:font-name="Cabrion" fo:font-size="18pt" fo:font-weight="bold" officeooo:rsid="000eb1d1" officeooo:paragraph-rsid="000eb1d1" style:font-size-asian="18pt" style:font-weight-asian="bold" style:font-size-complex="18pt" style:font-weight-complex="bold"/>
    </style:style>
    <style:style style:name="T1" style:family="text">
      <style:text-properties fo:color="#0000ff"/>
    </style:style>
    <style:style style:name="T2" style:family="text">
      <style:text-properties fo:color="#0000ff" style:text-underline-style="solid" style:text-underline-width="auto" style:text-underline-color="font-color"/>
    </style:style>
    <style:style style:name="T3" style:family="text">
      <style:text-properties officeooo:rsid="001436a8"/>
    </style:style>
    <style:style style:name="T4" style:family="text">
      <style:text-properties fo:background-color="#ffffff"/>
    </style:style>
    <style:style style:name="T5" style:family="text">
      <style:text-properties fo:background-color="#ff9999" loext:char-shading-value="0"/>
    </style:style>
    <style:style style:name="T6" style:family="text">
      <style:text-properties fo:color="#9933ff"/>
    </style:style>
    <style:style style:name="T7" style:family="text">
      <style:text-properties officeooo:rsid="0014659f"/>
    </style:style>
    <style:style style:name="T8" style:family="text">
      <style:text-properties officeooo:rsid="001527a0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Trop </text:span>parmi nous vivent dans des logements malsains et trop petits</text:p>
      <text:p text:style-name="P2"/>
      <text:p text:style-name="P8">T<text:span text:style-name="T3">rop</text:span> parmi nous doivent faire une croix sur la nou<text:span text:style-name="T7">r</text:span>riture, les v<text:span text:style-name="T7">ê</text:span>tements, les activités, les équipements, le mobilier, afin de pouvoir payer leur loyers ou leur crédits</text:p>
      <text:p text:style-name="P2"/>
      <text:p text:style-name="P6">T<text:span text:style-name="T3">rop</text:span> parmi nous doivent sacrifier leur vie pour enrichir les propriétaires privé.es, publiques, et les banques</text:p>
      <text:p text:style-name="P2"/>
      <text:p text:style-name="P5">Et quand survient cette crise mondiale du coronavirus, on <text:span text:style-name="T7">nous </text:span>demande <text:span text:style-name="T7">encore </text:span>de payer pour les autres : le secteur du logement est le seul à se porter bien avec celui des assurances !</text:p>
      <text:p text:style-name="P2"/>
      <text:p text:style-name="P10">Pour ne pas se laisser faire réunissons-nous ! Pour soutenir les plus fragiles d'entre nous, agissons ensemble !</text:p>
      <text:p text:style-name="P2"/>
      <text:p text:style-name="P9">FAISONS LA GRÈVE DES LOYERS, DES FACTURES, ET DES CRÉDITS !</text:p>
      <text:p text:style-name="P2"/>
      <text:p text:style-name="P1">Nous demandons au gouvernement :</text:p>
      <text:p text:style-name="P2"/>
      <text:p text:style-name="P7"/>
      <text:p text:style-name="P7">- l'annulation complète des loyers du temps de confinement</text:p>
      <text:p text:style-name="P7">- <text:span text:style-name="T8">le remboursement des frais</text:span></text:p>
      <text:p text:style-name="P7">- <text:span text:style-name="T8">l’arrêt des procédures d’expulsion</text:span></text:p>
      <text:p text:style-name="P7">- la réquisition des logements vides</text:p>
      <text:p text:style-name="P7">- la fermeture définitive des CRA</text:p>
      <text:p text:style-name="P3"><text:span text:style-name="T6">- le relogement de toutes les personnes mal ou non logées</text:span></text:p>
      <text:p text:style-name="P3"><text:span text:style-name="T6"/></text:p>
      <text:p text:style-name="P4"/>
      <text:p text:style-name="P4"/>
      <text:p text:style-name="P4">plus d'infos sur <text:a xlink:type="simple" xlink:href="https://greve2loyers.github.io/" text:style-name="Internet_20_link" text:visited-style-name="Visited_20_Internet_20_Link"><text:span text:style-name="T2">https://greve2loyers.github.io</text:span></text:a></text:p>
      <text:p text:style-name="P4">écrivez nous à <text:span text:style-name="T1">1greve2loyers@protonmail.com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Cabrion" svg:font-family="Cabrio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DejaVu Sans" style:font-size-complex="12pt" style:language-complex="ar" style:country-complex="SA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DejaVu Sans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0.861cm" fo:margin-left="0.97cm" fo:margin-right="0.937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1T16:37:41.824932718</meta:creation-date>
    <dc:date>2020-06-01T18:15:23.050725153</dc:date>
    <meta:editing-duration>PT5M4S</meta:editing-duration>
    <meta:editing-cycles>1</meta:editing-cycles>
    <meta:document-statistic meta:table-count="0" meta:image-count="0" meta:object-count="0" meta:page-count="1" meta:paragraph-count="15" meta:word-count="172" meta:character-count="1068" meta:non-whitespace-character-count="911"/>
    <meta:generator>LibreOffice/5.1.6.2$Linux_X86_64 LibreOffice_project/10m0$Build-2</meta:generator>
  </office:meta>
</office:document-meta>
</file>